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1.725cm" svg:height="17.315cm" svg:x="4.429cm" svg:y="3.624cm">
          <draw:text-box>
            <text:p>Backend <text:s/></text:p>
            <text:p><text:tab/>-MVC Architecture</text:p>
            <text:p><text:tab/>-Node.js/Express/Mongoose</text:p>
            <text:p><text:tab/>-Ruby/Ruby on Rails/Active Record</text:p>
            <text:p><text:tab/>-SQL/NoSql (psql, mongodb)</text:p>
            <text:p><text:tab/>-JSON</text:p>
            <text:p/>
            <text:p>Frontend</text:p>
            <text:p><text:tab/>-HTML5/CSS3</text:p>
            <text:p><text:tab/>-Bootstrap/SASS/LESS</text:p>
            <text:p><text:tab/>-javascript/jQuery/ajax/API's</text:p>
            <text:p><text:tab/>-Angular</text:p>
            <text:p><text:tab/></text:p>
            <text:p>Workflow</text:p>
            <text:p><text:tab/>-Git/Github</text:p>
            <text:p><text:tab/>-ERD diagrams</text:p>
            <text:p><text:tab/>-Unix Terminal</text:p>
            <text:p><text:tab/>-Psudeo coding</text:p>
            <text:p><text:tab/>-Project management</text:p>
            <text:p/>
            <text:p>Financial</text:p>
            <text:p><text:tab/>-P&amp;L budgeting/forecasting</text:p>
            <text:p><text:tab/>-Excel/VBA/pivot tables</text:p>
            <text:p><text:tab/>-Management Reporting</text:p>
          </draw:text-box>
        </draw:frame>
        <draw:frame draw:style-name="gr1" draw:layer="layout" svg:width="6.077cm" svg:height="0.962cm" svg:x="6.988cm" svg:y="1.762cm">
          <draw:text-box>
            <text:p>Skills for homepa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tt wilson</meta:initial-creator>
    <meta:creation-date>2016-02-21T09:47:21</meta:creation-date>
    <dc:date>2016-02-21T10:11:42</dc:date>
    <dc:creator>brett wilson</dc:creator>
    <meta:editing-duration>PT9M10S</meta:editing-duration>
    <meta:editing-cycles>1</meta:editing-cycles>
    <meta:document-statistic meta:object-count="2"/>
    <meta:generator>OpenOffice/4.1.2$Unix OpenOffice.org_project/412m3$Build-9782</meta:generator>
  </office:meta>
</office:document-meta>
</file>